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pressionLanguageRuntimeRegistry.evaluateAsString( OExpression cexp , EvaluationContext ct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pressionLanguageRuntimeRegistry.evaluateAsDate( OExpression cexp , EvaluationContext ct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pressionLanguageRuntimeRegistry.ExpressionLanguageRuntime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ExpressionLanguageRuntimeRegistry.evaluateNode( OExpression cexp , EvaluationContext ct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pressionLanguageRuntimeRegistry.evaluateAsDuration( OExpression cexp , EvaluationContext ct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pressionLanguageRuntimeRegistry.evaluateAsNumber( OExpression cexp , EvaluationContext ct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pressionLanguageRuntimeRegistry.evaluate( OExpression cexp , EvaluationContext ct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pressionLanguageRuntimeRegistry.registerRuntime( OExpressionLanguage oelan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ExpressionLanguageRuntimeRegistry.evaluateAsBoolean( OExpression cexp , EvaluationContext ctx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xpressionLanguageRuntimeRegistry.findRuntime( OExpression cex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